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803147806E49909E.png" manifest:media-type="image/png"/>
  <manifest:file-entry manifest:full-path="Pictures/10000201000005560000030002163289F3C5B90A.png" manifest:media-type="image/png"/>
  <manifest:file-entry manifest:full-path="Pictures/1000020100000556000003000C429C2B729273F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Bitstream Vera Sans Mono" svg:font-family="'Bitstream Vera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Bitstream Vera Sans Mono" fo:font-size="16pt" style:text-underline-style="solid" style:text-underline-width="auto" style:text-underline-color="font-color" fo:font-weight="bold" officeooo:rsid="001be5ed" officeooo:paragraph-rsid="0006deb4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Bitstream Vera Sans Mono" fo:font-size="16pt" style:text-underline-style="solid" style:text-underline-width="auto" style:text-underline-color="font-color" fo:font-weight="bold" officeooo:rsid="001be5ed" officeooo:paragraph-rsid="000afa9c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Bitstream Vera Sans Mono" fo:font-size="16pt" style:text-underline-style="solid" style:text-underline-width="auto" style:text-underline-color="font-color" fo:font-weight="bold" officeooo:rsid="000874c5" officeooo:paragraph-rsid="000874c5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Bitstream Vera Sans Mono" fo:font-size="16pt" style:text-underline-style="solid" style:text-underline-width="auto" style:text-underline-color="font-color" fo:font-weight="bold" officeooo:rsid="000deb0c" officeooo:paragraph-rsid="000deb0c" fo:background-color="transparent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Bitstream Vera Sans Mono" fo:font-size="12pt" style:text-underline-style="none" fo:font-weight="normal" officeooo:rsid="0009c3c8" officeooo:paragraph-rsid="0009c3c8" fo:background-color="transparent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Bitstream Vera Sans Mono" fo:font-size="12pt" style:text-underline-style="none" fo:font-weight="normal" officeooo:rsid="000afa9c" officeooo:paragraph-rsid="000afa9c" fo:background-color="transparent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Bitstream Vera Sans Mono" fo:font-size="12pt" style:text-underline-style="none" fo:font-weight="normal" officeooo:rsid="000b242c" officeooo:paragraph-rsid="000b242c" fo:background-color="transparent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Bitstream Vera Sans Mono" fo:font-size="12pt" style:text-underline-style="none" fo:font-weight="normal" officeooo:rsid="000c57c2" officeooo:paragraph-rsid="000c57c2" fo:background-color="transparent" style:font-size-asian="10.5pt" style:font-weight-asian="normal" style:font-size-complex="12pt" style:font-weight-complex="normal"/>
    </style:style>
    <style:style style:name="P9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Bitstream Vera Sans Mono" fo:font-size="12pt" style:text-underline-style="none" fo:font-weight="normal" officeooo:rsid="0012c2b6" officeooo:paragraph-rsid="0012c2b6" fo:background-color="transparent" style:font-size-asian="10.5pt" style:font-weight-asian="normal" style:font-size-complex="12pt" style:font-weight-complex="normal"/>
    </style:style>
    <style:style style:name="P10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Bitstream Vera Sans Mono" fo:font-size="12pt" style:text-underline-style="none" fo:font-weight="normal" officeooo:rsid="001420db" officeooo:paragraph-rsid="001420db" fo:background-color="transparent" style:font-size-asian="10.5pt" style:font-weight-asian="normal" style:font-size-complex="12pt" style:font-weight-complex="normal"/>
    </style:style>
    <style:style style:name="P11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Bitstream Vera Sans Mono" fo:font-size="12pt" style:text-underline-style="none" fo:font-weight="normal" officeooo:rsid="0017318d" officeooo:paragraph-rsid="0017318d" fo:background-color="transparent" style:font-size-asian="10.5pt" style:font-weight-asian="normal" style:font-size-complex="12pt" style:font-weight-complex="normal"/>
    </style:style>
    <style:style style:name="P12" style:family="paragraph" style:parent-style-name="Standard">
      <style:text-properties style:font-name="Bitstream Vera Sans Mono" fo:font-size="12pt" style:text-underline-style="none" fo:font-weight="normal" officeooo:rsid="0017318d" officeooo:paragraph-rsid="0017318d" fo:background-color="transparent" style:font-size-asian="10.5pt" style:font-weight-asian="normal" style:font-size-complex="12pt" style:font-weight-complex="normal"/>
    </style:style>
    <style:style style:name="P13" style:family="paragraph" style:parent-style-name="Standard">
      <style:text-properties style:font-name="Bitstream Vera Sans Mono" fo:font-size="12pt" style:text-underline-style="none" fo:font-weight="normal" officeooo:rsid="0018fa26" officeooo:paragraph-rsid="0018fa26" fo:background-color="transparent" style:font-size-asian="10.5pt" style:font-weight-asian="normal" style:font-size-complex="12pt" style:font-weight-complex="normal"/>
    </style:style>
    <style:style style:name="P14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Bitstream Vera Sans Mono" fo:font-size="12pt" style:text-underline-style="none" fo:font-weight="normal" officeooo:rsid="001ec608" officeooo:paragraph-rsid="001ec608" fo:background-color="transparent" style:font-size-asian="10.5pt" style:font-weight-asian="normal" style:font-size-complex="12pt" style:font-weight-complex="normal"/>
    </style:style>
    <style:style style:name="P15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Bitstream Vera Sans Mono" fo:font-size="12pt" style:text-underline-style="none" fo:font-weight="normal" officeooo:rsid="00202f0c" officeooo:paragraph-rsid="00202f0c" fo:background-color="transparent" style:font-size-asian="10.5pt" style:font-weight-asian="normal" style:font-size-complex="12pt" style:font-weight-complex="normal"/>
    </style:style>
    <style:style style:name="P16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Bitstream Vera Sans Mono" fo:font-size="12pt" style:text-underline-style="none" fo:font-weight="normal" officeooo:rsid="001420db" officeooo:paragraph-rsid="001420db" fo:background-color="transparent" style:font-size-asian="12pt" style:font-weight-asian="normal" style:font-size-complex="12pt" style:font-weight-complex="normal"/>
    </style:style>
    <style:style style:name="P17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Bitstream Vera Sans Mono" fo:font-size="12pt" style:text-underline-style="none" fo:font-weight="normal" officeooo:rsid="001534d1" officeooo:paragraph-rsid="001534d1" fo:background-color="transparent" style:font-size-asian="12pt" style:font-weight-asian="normal" style:font-size-complex="12pt" style:font-weight-complex="normal"/>
    </style:style>
    <style:style style:name="P18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Bitstream Vera Sans Mono" fo:font-size="12pt" style:text-underline-style="none" fo:font-weight="normal" officeooo:rsid="00154ba3" officeooo:paragraph-rsid="00154ba3" fo:background-color="transparent" style:font-size-asian="12pt" style:font-weight-asian="normal" style:font-size-complex="12pt" style:font-weight-complex="normal"/>
    </style:style>
    <style:style style:name="P19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Bitstream Vera Sans Mono" fo:font-size="12pt" style:text-underline-style="none" fo:font-weight="normal" officeooo:rsid="001b9c1a" officeooo:paragraph-rsid="001b9c1a" fo:background-color="transparent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Bitstream Vera Sans Mono" fo:font-size="12pt" style:text-underline-style="none" fo:font-weight="bold" officeooo:rsid="000afa9c" officeooo:paragraph-rsid="000afa9c" fo:background-color="transparent" style:font-size-asian="10.5pt" style:font-weight-asian="bold" style:font-size-complex="12pt" style:font-weight-complex="bold"/>
    </style:style>
    <style:style style:name="P21" style:family="paragraph" style:parent-style-name="Standard">
      <style:paragraph-properties fo:text-align="start" style:justify-single-word="false"/>
      <style:text-properties style:font-name="Bitstream Vera Sans Mono" fo:font-size="12pt" style:text-underline-style="none" fo:font-weight="bold" officeooo:rsid="000b242c" officeooo:paragraph-rsid="000b242c" fo:background-color="transparent" style:font-size-asian="10.5pt" style:font-weight-asian="bold" style:font-size-complex="12pt" style:font-weight-complex="bold"/>
    </style:style>
    <style:style style:name="P22" style:family="paragraph" style:parent-style-name="Standard">
      <style:paragraph-properties fo:text-align="start" style:justify-single-word="false"/>
      <style:text-properties style:font-name="Bitstream Vera Sans Mono" fo:font-size="12pt" style:text-underline-style="none" fo:font-weight="bold" officeooo:rsid="000c57c2" officeooo:paragraph-rsid="000c57c2" fo:background-color="transparent" style:font-size-asian="10.5pt" style:font-weight-asian="bold" style:font-size-complex="12pt" style:font-weight-complex="bold"/>
    </style:style>
    <style:style style:name="P23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Bitstream Vera Sans Mono" fo:font-size="12pt" style:text-underline-style="none" fo:font-weight="bold" officeooo:rsid="00202f0c" officeooo:paragraph-rsid="00202f0c" fo:background-color="transparent" style:font-size-asian="10.5pt" style:font-weight-asian="bold" style:font-size-complex="12pt" style:font-weight-complex="bold"/>
    </style:style>
    <style:style style:name="P24" style:family="paragraph" style:parent-style-name="Standard">
      <style:paragraph-properties fo:text-align="start" style:justify-single-word="false"/>
      <style:text-properties style:font-name="Bitstream Vera Sans Mono" fo:font-size="12pt" fo:font-style="italic" style:text-underline-style="none" fo:font-weight="normal" officeooo:rsid="000b242c" officeooo:paragraph-rsid="000b242c" fo:background-color="transparent" style:font-size-asian="10.5pt" style:font-style-asian="italic" style:font-weight-asian="normal" style:font-size-complex="12pt" style:font-style-complex="italic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Bitstream Vera Sans Mono" fo:font-size="12pt" fo:font-style="italic" style:text-underline-style="none" fo:font-weight="normal" officeooo:rsid="000c57c2" officeooo:paragraph-rsid="000c57c2" fo:background-color="transparent" style:font-size-asian="10.5pt" style:font-style-asian="italic" style:font-weight-asian="normal" style:font-size-complex="12pt" style:font-style-complex="italic" style:font-weight-complex="normal"/>
    </style:style>
    <style:style style:name="P26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Bitstream Vera Sans Mono" fo:font-size="12pt" style:text-underline-style="solid" style:text-underline-width="auto" style:text-underline-color="font-color" fo:font-weight="bold" officeooo:rsid="0018fa26" officeooo:paragraph-rsid="0018fa26" fo:background-color="#ff8000" style:font-size-asian="12pt" style:font-weight-asian="bold" style:font-size-complex="12pt" style:font-weight-complex="bold"/>
    </style:style>
    <style:style style:name="P27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Bitstream Vera Sans Mono" fo:font-size="12pt" style:text-underline-style="solid" style:text-underline-width="auto" style:text-underline-color="font-color" fo:font-weight="bold" officeooo:rsid="0019025d" officeooo:paragraph-rsid="0019025d" fo:background-color="#ff8000" style:font-size-asian="12pt" style:font-weight-asian="bold" style:font-size-complex="12pt" style:font-weight-complex="bold"/>
    </style:style>
    <style:style style:name="P28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Bitstream Vera Sans Mono" fo:font-size="12pt" style:text-underline-style="solid" style:text-underline-width="auto" style:text-underline-color="font-color" fo:font-weight="bold" officeooo:rsid="001abfe7" officeooo:paragraph-rsid="001abfe7" fo:background-color="#ff8000" style:font-size-asian="12pt" style:font-weight-asian="bold" style:font-size-complex="12pt" style:font-weight-complex="bold"/>
    </style:style>
    <style:style style:name="P29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Bitstream Vera Sans Mono" fo:font-size="12pt" style:text-underline-style="solid" style:text-underline-width="auto" style:text-underline-color="font-color" fo:font-weight="bold" officeooo:rsid="001b9c1a" officeooo:paragraph-rsid="001b9c1a" fo:background-color="#ff8000" style:font-size-asian="12pt" style:font-weight-asian="bold" style:font-size-complex="12pt" style:font-weight-complex="bold"/>
    </style:style>
    <style:style style:name="P30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Bitstream Vera Sans Mono" fo:font-size="12pt" style:text-underline-style="solid" style:text-underline-width="auto" style:text-underline-color="font-color" fo:font-weight="bold" officeooo:rsid="001bd112" officeooo:paragraph-rsid="001bd112" fo:background-color="#ff8000" style:font-size-asian="12pt" style:font-weight-asian="bold" style:font-size-complex="12pt" style:font-weight-complex="bold"/>
    </style:style>
    <style:style style:name="P31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Bitstream Vera Sans Mono" fo:font-size="10pt" style:text-underline-style="none" fo:font-weight="normal" officeooo:rsid="001420db" officeooo:paragraph-rsid="001420db" fo:background-color="transparent" style:font-size-asian="10pt" style:font-weight-asian="normal" style:font-size-complex="10pt" style:font-weight-complex="normal"/>
    </style:style>
    <style:style style:name="P32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Bitstream Vera Sans Mono" fo:font-size="10pt" style:text-underline-style="none" fo:font-weight="normal" officeooo:rsid="001534d1" officeooo:paragraph-rsid="001534d1" fo:background-color="transparent" style:font-size-asian="10pt" style:font-weight-asian="normal" style:font-size-complex="10pt" style:font-weight-complex="normal"/>
    </style:style>
    <style:style style:name="P33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Bitstream Vera Sans Mono" fo:font-size="10pt" style:text-underline-style="none" fo:font-weight="normal" officeooo:rsid="001534d1" officeooo:paragraph-rsid="00154ba3" fo:background-color="transparent" style:font-size-asian="10pt" style:font-weight-asian="normal" style:font-size-complex="10pt" style:font-weight-complex="normal"/>
    </style:style>
    <style:style style:name="P34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Bitstream Vera Sans Mono" fo:font-size="10pt" style:text-underline-style="none" fo:font-weight="normal" officeooo:rsid="00154ba3" officeooo:paragraph-rsid="00154ba3" fo:background-color="transparent" style:font-size-asian="10pt" style:font-weight-asian="normal" style:font-size-complex="10pt" style:font-weight-complex="normal"/>
    </style:style>
    <style:style style:name="P35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Bitstream Vera Sans Mono" fo:font-size="10pt" style:text-underline-style="none" fo:font-weight="normal" officeooo:rsid="001420db" officeooo:paragraph-rsid="001420db" fo:background-color="#5983b0" style:font-size-asian="10pt" style:font-weight-asian="normal" style:font-size-complex="10pt" style:font-weight-complex="normal"/>
    </style:style>
    <style:style style:name="P36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1be5ed" officeooo:paragraph-rsid="0006deb4" style:font-size-asian="16pt" style:font-weight-asian="bold" style:font-size-complex="16pt" style:font-weight-complex="bold"/>
    </style:style>
    <style:style style:name="P37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1be5ed" officeooo:paragraph-rsid="000afa9c" style:font-size-asian="16pt" style:font-weight-asian="bold" style:font-size-complex="16pt" style:font-weight-complex="bold"/>
    </style:style>
    <style:style style:name="P38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1be5ed" officeooo:paragraph-rsid="000deb0c" style:font-size-asian="16pt" style:font-weight-asian="bold" style:font-size-complex="16pt" style:font-weight-complex="bold"/>
    </style:style>
    <style:style style:name="P39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1be5ed" officeooo:paragraph-rsid="0011ca3c" style:font-size-asian="16pt" style:font-weight-asian="bold" style:font-size-complex="16pt" style:font-weight-complex="bold"/>
    </style:style>
    <style:style style:name="P40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1be5ed" officeooo:paragraph-rsid="0018fa26" style:font-size-asian="16pt" style:font-weight-asian="bold" style:font-size-complex="16pt" style:font-weight-complex="bold"/>
    </style:style>
    <style:style style:name="P41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1be5ed" officeooo:paragraph-rsid="001d3b91" style:font-size-asian="16pt" style:font-weight-asian="bold" style:font-size-complex="16pt" style:font-weight-complex="bold"/>
    </style:style>
    <style:style style:name="P42" style:family="paragraph" style:parent-style-name="Standard">
      <style:paragraph-properties fo:text-align="center" style:justify-single-word="false" fo:break-before="page"/>
      <style:text-properties style:font-name="Bitstream Vera Sans Mono" fo:font-size="16pt" style:text-underline-style="solid" style:text-underline-width="auto" style:text-underline-color="font-color" fo:font-weight="bold" officeooo:rsid="001be5ed" officeooo:paragraph-rsid="000afa9c" style:font-size-asian="16pt" style:font-weight-asian="bold" style:font-size-complex="16pt" style:font-weight-complex="bold"/>
    </style:style>
    <style:style style:name="P43" style:family="paragraph" style:parent-style-name="Standard">
      <style:paragraph-properties fo:text-align="center" style:justify-single-word="false" fo:break-before="page"/>
      <style:text-properties style:font-name="Bitstream Vera Sans Mono" fo:font-size="16pt" style:text-underline-style="solid" style:text-underline-width="auto" style:text-underline-color="font-color" fo:font-weight="bold" officeooo:rsid="001be5ed" officeooo:paragraph-rsid="000deb0c" style:font-size-asian="16pt" style:font-weight-asian="bold" style:font-size-complex="16pt" style:font-weight-complex="bold"/>
    </style:style>
    <style:style style:name="P44" style:family="paragraph" style:parent-style-name="Standard">
      <style:paragraph-properties fo:text-align="center" style:justify-single-word="false" fo:break-before="page"/>
      <style:text-properties style:font-name="Bitstream Vera Sans Mono" fo:font-size="16pt" style:text-underline-style="solid" style:text-underline-width="auto" style:text-underline-color="font-color" fo:font-weight="bold" officeooo:rsid="001be5ed" officeooo:paragraph-rsid="0011ca3c" style:font-size-asian="16pt" style:font-weight-asian="bold" style:font-size-complex="16pt" style:font-weight-complex="bold"/>
    </style:style>
    <style:style style:name="P45" style:family="paragraph" style:parent-style-name="Standard">
      <style:paragraph-properties fo:text-align="center" style:justify-single-word="false" fo:break-before="page"/>
      <style:text-properties style:font-name="Bitstream Vera Sans Mono" fo:font-size="16pt" style:text-underline-style="solid" style:text-underline-width="auto" style:text-underline-color="font-color" fo:font-weight="bold" officeooo:rsid="001be5ed" officeooo:paragraph-rsid="0018fa26" style:font-size-asian="16pt" style:font-weight-asian="bold" style:font-size-complex="16pt" style:font-weight-complex="bold"/>
    </style:style>
    <style:style style:name="P46" style:family="paragraph" style:parent-style-name="Standard">
      <style:paragraph-properties fo:text-align="center" style:justify-single-word="false" fo:break-before="page"/>
      <style:text-properties style:font-name="Bitstream Vera Sans Mono" fo:font-size="16pt" style:text-underline-style="solid" style:text-underline-width="auto" style:text-underline-color="font-color" fo:font-weight="bold" officeooo:rsid="001be5ed" officeooo:paragraph-rsid="001d3b91" style:font-size-asian="16pt" style:font-weight-asian="bold" style:font-size-complex="16pt" style:font-weight-complex="bold"/>
    </style:style>
    <style:style style:name="P47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Bitstream Vera Sans Mono" fo:font-size="12pt" style:text-underline-style="none" fo:font-weight="normal" officeooo:rsid="000f0f2f" officeooo:paragraph-rsid="000f0f2f" fo:background-color="transparent" style:font-size-asian="10.5pt" style:font-weight-asian="normal" style:font-size-complex="12pt" style:font-weight-complex="normal"/>
    </style:style>
    <style:style style:name="P48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Bitstream Vera Sans Mono" fo:font-size="12pt" style:text-underline-style="none" fo:font-weight="normal" officeooo:rsid="000fbdd0" officeooo:paragraph-rsid="000fbdd0" fo:background-color="transparent" style:font-size-asian="10.5pt" style:font-weight-asian="normal" style:font-size-complex="12pt" style:font-weight-complex="normal"/>
    </style:style>
    <style:style style:name="P49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Bitstream Vera Sans Mono" fo:font-size="12pt" style:text-underline-style="none" fo:font-weight="normal" officeooo:rsid="001068b9" officeooo:paragraph-rsid="001068b9" fo:background-color="transparent" style:font-size-asian="10.5pt" style:font-weight-asian="normal" style:font-size-complex="12pt" style:font-weight-complex="normal"/>
    </style:style>
    <style:style style:name="P50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Bitstream Vera Sans Mono" fo:font-size="12pt" style:text-underline-style="none" fo:font-weight="normal" officeooo:rsid="00109bf3" officeooo:paragraph-rsid="00109bf3" fo:background-color="transparent" style:font-size-asian="10.5pt" style:font-weight-asian="normal" style:font-size-complex="12pt" style:font-weight-complex="normal"/>
    </style:style>
    <style:style style:name="P51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Bitstream Vera Sans Mono" fo:font-size="12pt" style:text-underline-style="none" fo:font-weight="normal" officeooo:rsid="0011196a" officeooo:paragraph-rsid="0011196a" fo:background-color="transparent" style:font-size-asian="10.5pt" style:font-weight-asian="normal" style:font-size-complex="12pt" style:font-weight-complex="normal"/>
    </style:style>
    <style:style style:name="P52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Bitstream Vera Sans Mono" fo:font-size="12pt" style:text-underline-style="none" fo:font-weight="bold" officeooo:rsid="00109bf3" officeooo:paragraph-rsid="00109bf3" fo:background-color="transparent" style:font-size-asian="10.5pt" style:font-weight-asian="bold" style:font-size-complex="12pt" style:font-weight-complex="bold"/>
    </style:style>
    <style:style style:name="P53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Bitstream Vera Sans Mono" fo:font-size="12pt" style:text-underline-style="none" fo:font-weight="bold" officeooo:rsid="001068b9" officeooo:paragraph-rsid="001068b9" fo:background-color="transparent" style:font-size-asian="10.5pt" style:font-weight-asian="bold" style:font-size-complex="12pt" style:font-weight-complex="bold"/>
    </style:style>
    <style:style style:name="P54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Bitstream Vera Sans Mono" fo:font-size="12pt" style:text-underline-style="none" fo:font-weight="bold" officeooo:rsid="000fbdd0" officeooo:paragraph-rsid="000fbdd0" fo:background-color="transparent" style:font-size-asian="10.5pt" style:font-weight-asian="bold" style:font-size-complex="12pt" style:font-weight-complex="bold"/>
    </style:style>
    <style:style style:name="P55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Bitstream Vera Sans Mono" fo:font-size="12pt" fo:font-style="normal" style:text-underline-style="none" fo:font-weight="bold" officeooo:rsid="0011196a" officeooo:paragraph-rsid="0011196a" fo:background-color="transparent" style:font-size-asian="10.5pt" style:font-style-asian="normal" style:font-weight-asian="bold" style:font-size-complex="12pt" style:font-style-complex="normal" style:font-weight-complex="bold"/>
    </style:style>
    <style:style style:name="P56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/>
      <style:text-properties style:font-name="Bitstream Vera Sans Mono" fo:font-size="16pt" style:text-underline-style="solid" style:text-underline-width="auto" style:text-underline-color="font-color" fo:font-weight="bold" officeooo:rsid="0011ca3c" officeooo:paragraph-rsid="0011ca3c" fo:background-color="transparent" style:font-size-asian="16pt" style:font-weight-asian="bold" style:font-size-complex="16pt" style:font-weight-complex="bold"/>
    </style:style>
    <style:style style:name="P57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/>
      <style:text-properties style:font-name="Bitstream Vera Sans Mono" fo:font-size="16pt" style:text-underline-style="solid" style:text-underline-width="auto" style:text-underline-color="font-color" fo:font-weight="bold" officeooo:rsid="0018fa26" officeooo:paragraph-rsid="0018fa26" fo:background-color="transparent" style:font-size-asian="16pt" style:font-weight-asian="bold" style:font-size-complex="16pt" style:font-weight-complex="bold"/>
    </style:style>
    <style:style style:name="P58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/>
      <style:text-properties style:font-name="Bitstream Vera Sans Mono" fo:font-size="16pt" style:text-underline-style="solid" style:text-underline-width="auto" style:text-underline-color="font-color" fo:font-weight="bold" officeooo:rsid="001d3b91" officeooo:paragraph-rsid="001d3b91" fo:background-color="transparent" style:font-size-asian="16pt" style:font-weight-asian="bold" style:font-size-complex="16pt" style:font-weight-complex="bold"/>
    </style:style>
    <style:style style:name="P59" style:family="paragraph" style:parent-style-name="Standard" style:list-style-name="L1">
      <style:paragraph-properties fo:text-align="start" style:justify-single-word="false"/>
      <style:text-properties style:font-name="Bitstream Vera Sans Mono" fo:font-size="12pt" style:text-underline-style="solid" style:text-underline-width="auto" style:text-underline-color="font-color" fo:font-weight="bold" officeooo:rsid="000874c5" officeooo:paragraph-rsid="000874c5" fo:background-color="#ff8000" style:font-size-asian="10.5pt" style:font-weight-asian="bold" style:font-size-complex="12pt" style:font-weight-complex="bold"/>
    </style:style>
    <style:style style:name="P60" style:family="paragraph" style:parent-style-name="Standard" style:list-style-name="L1">
      <style:paragraph-properties fo:text-align="start" style:justify-single-word="false"/>
      <style:text-properties style:font-name="Bitstream Vera Sans Mono" fo:font-size="12pt" style:text-underline-style="solid" style:text-underline-width="auto" style:text-underline-color="font-color" fo:font-weight="bold" officeooo:rsid="0009c3c8" officeooo:paragraph-rsid="0009c3c8" fo:background-color="#ff8000" style:font-size-asian="10.5pt" style:font-weight-asian="bold" style:font-size-complex="12pt" style:font-weight-complex="bold"/>
    </style:style>
    <style:style style:name="P61" style:family="paragraph" style:parent-style-name="Standard" style:list-style-name="L2">
      <style:paragraph-properties fo:text-align="start" style:justify-single-word="false"/>
      <style:text-properties style:font-name="Bitstream Vera Sans Mono" fo:font-size="12pt" style:text-underline-style="solid" style:text-underline-width="auto" style:text-underline-color="font-color" fo:font-weight="bold" officeooo:rsid="000afa9c" officeooo:paragraph-rsid="000afa9c" fo:background-color="#ff8000" style:font-size-asian="10.5pt" style:font-weight-asian="bold" style:font-size-complex="12pt" style:font-weight-complex="bold"/>
    </style:style>
    <style:style style:name="P62" style:family="paragraph" style:parent-style-name="Standard" style:list-style-name="L2">
      <style:paragraph-properties fo:text-align="start" style:justify-single-word="false"/>
      <style:text-properties style:font-name="Bitstream Vera Sans Mono" fo:font-size="12pt" style:text-underline-style="solid" style:text-underline-width="auto" style:text-underline-color="font-color" fo:font-weight="bold" officeooo:rsid="000c57c2" officeooo:paragraph-rsid="000c57c2" fo:background-color="#ff8000" style:font-size-asian="10.5pt" style:font-weight-asian="bold" style:font-size-complex="12pt" style:font-weight-complex="bold"/>
    </style:style>
    <style:style style:name="P63" style:family="paragraph" style:parent-style-name="Standard" style:list-style-name="L4">
      <loext:graphic-properties draw:fill="none"/>
      <style:paragraph-properties fo:text-align="start" style:justify-single-word="false" fo:background-color="transparent"/>
      <style:text-properties style:font-name="Bitstream Vera Sans Mono" fo:font-size="12pt" style:text-underline-style="solid" style:text-underline-width="auto" style:text-underline-color="font-color" fo:font-weight="bold" officeooo:rsid="0012c2b6" officeooo:paragraph-rsid="0012c2b6" fo:background-color="#ff8000" style:font-size-asian="10.5pt" style:font-weight-asian="bold" style:font-size-complex="12pt" style:font-weight-complex="bold"/>
    </style:style>
    <style:style style:name="P64" style:family="paragraph" style:parent-style-name="Standard" style:list-style-name="L4">
      <loext:graphic-properties draw:fill="none"/>
      <style:paragraph-properties fo:text-align="start" style:justify-single-word="false" fo:background-color="transparent"/>
      <style:text-properties style:font-name="Bitstream Vera Sans Mono" fo:font-size="12pt" style:text-underline-style="solid" style:text-underline-width="auto" style:text-underline-color="font-color" fo:font-weight="bold" officeooo:rsid="001420db" officeooo:paragraph-rsid="001420db" fo:background-color="#ff8000" style:font-size-asian="10.5pt" style:font-weight-asian="bold" style:font-size-complex="12pt" style:font-weight-complex="bold"/>
    </style:style>
    <style:style style:name="P65" style:family="paragraph" style:parent-style-name="Standard" style:list-style-name="L4">
      <loext:graphic-properties draw:fill="none"/>
      <style:paragraph-properties fo:text-align="start" style:justify-single-word="false" fo:background-color="transparent"/>
      <style:text-properties style:font-name="Bitstream Vera Sans Mono" fo:font-size="12pt" style:text-underline-style="solid" style:text-underline-width="auto" style:text-underline-color="font-color" fo:font-weight="bold" officeooo:rsid="0016be06" officeooo:paragraph-rsid="0016be06" fo:background-color="#ff8000" style:font-size-asian="10.5pt" style:font-weight-asian="bold" style:font-size-complex="12pt" style:font-weight-complex="bold"/>
    </style:style>
    <style:style style:name="P66" style:family="paragraph" style:parent-style-name="Standard" style:list-style-name="L6">
      <loext:graphic-properties draw:fill="none"/>
      <style:paragraph-properties fo:text-align="start" style:justify-single-word="false" fo:background-color="transparent"/>
      <style:text-properties style:font-name="Bitstream Vera Sans Mono" fo:font-size="12pt" style:text-underline-style="solid" style:text-underline-width="auto" style:text-underline-color="font-color" fo:font-weight="bold" officeooo:rsid="001dc3fc" officeooo:paragraph-rsid="001dc3fc" fo:background-color="#ff8000" style:font-size-asian="10.5pt" style:font-weight-asian="bold" style:font-size-complex="12pt" style:font-weight-complex="bold"/>
    </style:style>
    <style:style style:name="P67" style:family="paragraph" style:parent-style-name="Standard" style:list-style-name="L6">
      <loext:graphic-properties draw:fill="none"/>
      <style:paragraph-properties fo:text-align="start" style:justify-single-word="false" fo:background-color="transparent"/>
      <style:text-properties style:font-name="Bitstream Vera Sans Mono" fo:font-size="12pt" style:text-underline-style="solid" style:text-underline-width="auto" style:text-underline-color="font-color" fo:font-weight="bold" officeooo:rsid="001efde9" officeooo:paragraph-rsid="001efde9" fo:background-color="#ff8000" style:font-size-asian="10.5pt" style:font-weight-asian="bold" style:font-size-complex="12pt" style:font-weight-complex="bold"/>
    </style:style>
    <style:style style:name="P68" style:family="paragraph" style:parent-style-name="Standard" style:list-style-name="L6">
      <loext:graphic-properties draw:fill="none"/>
      <style:paragraph-properties fo:text-align="start" style:justify-single-word="false" fo:background-color="transparent"/>
      <style:text-properties style:font-name="Bitstream Vera Sans Mono" fo:font-size="12pt" style:text-underline-style="solid" style:text-underline-width="auto" style:text-underline-color="font-color" fo:font-weight="bold" officeooo:rsid="00202f0c" officeooo:paragraph-rsid="00202f0c" fo:background-color="#ff8000" style:font-size-asian="10.5pt" style:font-weight-asian="bold" style:font-size-complex="12pt" style:font-weight-complex="bold"/>
    </style:style>
    <style:style style:name="P69" style:family="paragraph" style:parent-style-name="Standard" style:list-style-name="L6">
      <loext:graphic-properties draw:fill="none"/>
      <style:paragraph-properties fo:text-align="start" style:justify-single-word="false" fo:background-color="transparent"/>
      <style:text-properties style:font-name="Bitstream Vera Sans Mono" fo:font-size="12pt" style:text-underline-style="solid" style:text-underline-width="auto" style:text-underline-color="font-color" fo:font-weight="bold" officeooo:rsid="002217c5" officeooo:paragraph-rsid="002217c5" fo:background-color="#ff8000" style:font-size-asian="10.5pt" style:font-weight-asian="bold" style:font-size-complex="12pt" style:font-weight-complex="bold"/>
    </style:style>
    <style:style style:name="P70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Bitstream Vera Sans Mono" fo:font-size="12pt" style:text-underline-style="solid" style:text-underline-width="auto" style:text-underline-color="font-color" fo:font-weight="bold" officeooo:rsid="002217c5" officeooo:paragraph-rsid="002217c5" fo:background-color="#ff8000" style:font-size-asian="10.5pt" style:font-weight-asian="bold" style:font-size-complex="12pt" style:font-weight-complex="bold"/>
    </style:style>
    <style:style style:name="P71" style:family="paragraph" style:parent-style-name="Standard" style:list-style-name="L5">
      <loext:graphic-properties draw:fill="none"/>
      <style:paragraph-properties fo:text-align="start" style:justify-single-word="false" fo:background-color="transparent"/>
      <style:text-properties style:font-name="Bitstream Vera Sans Mono" fo:font-size="12pt" style:text-underline-style="solid" style:text-underline-width="auto" style:text-underline-color="font-color" fo:font-weight="bold" officeooo:rsid="0018fa26" officeooo:paragraph-rsid="0018fa26" fo:background-color="#ff8000" style:font-size-asian="12pt" style:font-weight-asian="bold" style:font-size-complex="12pt" style:font-weight-complex="bold"/>
    </style:style>
    <style:style style:name="P72" style:family="paragraph" style:parent-style-name="Standard" style:list-style-name="L5">
      <loext:graphic-properties draw:fill="none"/>
      <style:paragraph-properties fo:text-align="start" style:justify-single-word="false" fo:background-color="transparent"/>
      <style:text-properties style:font-name="Bitstream Vera Sans Mono" fo:font-size="12pt" style:text-underline-style="solid" style:text-underline-width="auto" style:text-underline-color="font-color" fo:font-weight="bold" officeooo:rsid="0019025d" officeooo:paragraph-rsid="0019025d" fo:background-color="#ff8000" style:font-size-asian="12pt" style:font-weight-asian="bold" style:font-size-complex="12pt" style:font-weight-complex="bold"/>
    </style:style>
    <style:style style:name="P73" style:family="paragraph" style:parent-style-name="Standard" style:list-style-name="L5">
      <loext:graphic-properties draw:fill="none"/>
      <style:paragraph-properties fo:text-align="start" style:justify-single-word="false" fo:background-color="transparent"/>
      <style:text-properties style:font-name="Bitstream Vera Sans Mono" fo:font-size="12pt" style:text-underline-style="solid" style:text-underline-width="auto" style:text-underline-color="font-color" fo:font-weight="bold" officeooo:rsid="001abfe7" officeooo:paragraph-rsid="001abfe7" fo:background-color="#ff8000" style:font-size-asian="12pt" style:font-weight-asian="bold" style:font-size-complex="12pt" style:font-weight-complex="bold"/>
    </style:style>
    <style:style style:name="P74" style:family="paragraph" style:parent-style-name="Standard" style:list-style-name="L5">
      <loext:graphic-properties draw:fill="none"/>
      <style:paragraph-properties fo:text-align="start" style:justify-single-word="false" fo:background-color="transparent"/>
      <style:text-properties style:font-name="Bitstream Vera Sans Mono" fo:font-size="12pt" style:text-underline-style="solid" style:text-underline-width="auto" style:text-underline-color="font-color" fo:font-weight="bold" officeooo:rsid="001b9c1a" officeooo:paragraph-rsid="001b9c1a" fo:background-color="#ff8000" style:font-size-asian="12pt" style:font-weight-asian="bold" style:font-size-complex="12pt" style:font-weight-complex="bold"/>
    </style:style>
    <style:style style:name="P75" style:family="paragraph" style:parent-style-name="Standard" style:list-style-name="L5">
      <loext:graphic-properties draw:fill="none"/>
      <style:paragraph-properties fo:text-align="start" style:justify-single-word="false" fo:background-color="transparent"/>
      <style:text-properties style:font-name="Bitstream Vera Sans Mono" fo:font-size="12pt" style:text-underline-style="solid" style:text-underline-width="auto" style:text-underline-color="font-color" fo:font-weight="bold" officeooo:rsid="001bd112" officeooo:paragraph-rsid="001bd112" fo:background-color="#ff8000" style:font-size-asian="12pt" style:font-weight-asian="bold" style:font-size-complex="12pt" style:font-weight-complex="bold"/>
    </style:style>
    <style:style style:name="P76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Bitstream Vera Sans Mono" fo:font-size="12pt" style:text-underline-style="none" fo:font-weight="normal" officeooo:rsid="00208d13" officeooo:paragraph-rsid="00208d13" fo:background-color="transparent" style:font-size-asian="10.5pt" style:font-weight-asian="normal" style:font-size-complex="12pt" style:font-weight-complex="normal"/>
    </style:style>
    <style:style style:name="P77" style:family="paragraph" style:parent-style-name="Standard" style:list-style-name="L3" style:master-page-name="">
      <loext:graphic-properties draw:fill="none"/>
      <style:paragraph-properties fo:margin-left="1.199cm" fo:margin-right="0cm" fo:text-align="start" style:justify-single-word="false" fo:text-indent="-0.499cm" style:auto-text-indent="false" style:page-number="auto" fo:background-color="transparent"/>
      <style:text-properties style:font-name="Bitstream Vera Sans Mono" fo:font-size="12pt" style:text-underline-style="solid" style:text-underline-width="auto" style:text-underline-color="font-color" fo:font-weight="bold" officeooo:rsid="000deb0c" officeooo:paragraph-rsid="000deb0c" fo:background-color="#ff8000" style:font-size-asian="10.5pt" style:font-weight-asian="bold" style:font-size-complex="12pt" style:font-weight-complex="bold"/>
    </style:style>
    <style:style style:name="P78" style:family="paragraph" style:parent-style-name="Standard" style:list-style-name="L3" style:master-page-name="">
      <loext:graphic-properties draw:fill="none"/>
      <style:paragraph-properties fo:margin-left="1.199cm" fo:margin-right="0cm" fo:text-align="start" style:justify-single-word="false" fo:text-indent="-0.499cm" style:auto-text-indent="false" style:page-number="auto" fo:background-color="transparent"/>
      <style:text-properties style:font-name="Bitstream Vera Sans Mono" fo:font-size="12pt" style:text-underline-style="solid" style:text-underline-width="auto" style:text-underline-color="font-color" fo:font-weight="bold" officeooo:rsid="000deb0c" officeooo:paragraph-rsid="000fbdd0" fo:background-color="#ff8000" style:font-size-asian="10.5pt" style:font-weight-asian="bold" style:font-size-complex="12pt" style:font-weight-complex="bold"/>
    </style:style>
    <style:style style:name="P79" style:family="paragraph" style:parent-style-name="Standard" style:list-style-name="L3">
      <loext:graphic-properties draw:fill="none"/>
      <style:paragraph-properties fo:margin-left="1.199cm" fo:margin-right="0cm" fo:text-align="start" style:justify-single-word="false" fo:text-indent="-0.499cm" style:auto-text-indent="false" fo:background-color="transparent"/>
      <style:text-properties style:font-name="Bitstream Vera Sans Mono" fo:font-size="12pt" style:text-underline-style="solid" style:text-underline-width="auto" style:text-underline-color="font-color" fo:font-weight="bold" officeooo:rsid="001068b9" officeooo:paragraph-rsid="001068b9" fo:background-color="#ff8000" style:font-size-asian="10.5pt" style:font-weight-asian="bold" style:font-size-complex="12pt" style:font-weight-complex="bold"/>
    </style:style>
    <style:style style:name="P80" style:family="paragraph" style:parent-style-name="Standard" style:list-style-name="L3">
      <loext:graphic-properties draw:fill="none"/>
      <style:paragraph-properties fo:margin-left="1.199cm" fo:margin-right="0cm" fo:text-align="start" style:justify-single-word="false" fo:text-indent="-0.499cm" style:auto-text-indent="false" fo:background-color="transparent"/>
      <style:text-properties style:font-name="Bitstream Vera Sans Mono" fo:font-size="12pt" style:text-underline-style="solid" style:text-underline-width="auto" style:text-underline-color="font-color" fo:font-weight="bold" officeooo:rsid="0011ca3c" officeooo:paragraph-rsid="0011ca3c" fo:background-color="#ff8000" style:font-size-asian="10.5pt" style:font-weight-asian="bold" style:font-size-complex="12pt" style:font-weight-complex="bold"/>
    </style:style>
    <style:style style:name="P81" style:family="paragraph" style:parent-style-name="Standard" style:list-style-name="L3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Bitstream Vera Sans Mono" fo:font-size="12pt" style:text-underline-style="none" fo:font-weight="normal" officeooo:rsid="000f0f2f" officeooo:paragraph-rsid="000f0f2f" fo:background-color="transparent" style:font-size-asian="10.5pt" style:font-weight-asian="normal" style:font-size-complex="12pt" style:font-weight-complex="normal"/>
    </style:style>
    <style:style style:name="P82" style:family="paragraph" style:parent-style-name="Standard" style:list-style-name="L3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Bitstream Vera Sans Mono" fo:font-size="12pt" style:text-underline-style="none" fo:font-weight="normal" officeooo:rsid="000fbdd0" officeooo:paragraph-rsid="000fbdd0" fo:background-color="transparent" style:font-size-asian="10.5pt" style:font-weight-asian="normal" style:font-size-complex="12pt" style:font-weight-complex="normal"/>
    </style:style>
    <style:style style:name="P83" style:family="paragraph" style:parent-style-name="Standard" style:list-style-name="L3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Bitstream Vera Sans Mono" fo:font-size="12pt" style:text-underline-style="none" fo:font-weight="normal" officeooo:rsid="001068b9" officeooo:paragraph-rsid="001068b9" fo:background-color="transparent" style:font-size-asian="10.5pt" style:font-weight-asian="normal" style:font-size-complex="12pt" style:font-weight-complex="normal"/>
    </style:style>
    <style:style style:name="P84" style:family="paragraph" style:parent-style-name="Standard" style:list-style-name="L3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Bitstream Vera Sans Mono" fo:font-size="12pt" style:text-underline-style="none" fo:font-weight="normal" officeooo:rsid="0011ca3c" officeooo:paragraph-rsid="0011ca3c" fo:background-color="transparent" style:font-size-asian="10.5pt" style:font-weight-asian="normal" style:font-size-complex="12pt" style:font-weight-complex="normal"/>
    </style:style>
    <style:style style:name="P85" style:family="paragraph" style:parent-style-name="Standard" style:list-style-name="L3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Bitstream Vera Sans Mono" fo:font-size="12pt" style:text-underline-style="none" fo:font-weight="bold" officeooo:rsid="000fbdd0" officeooo:paragraph-rsid="000fbdd0" fo:background-color="transparent" style:font-size-asian="10.5pt" style:font-weight-asian="bold" style:font-size-complex="12pt" style:font-weight-complex="bold"/>
    </style:style>
    <style:style style:name="P86" style:family="paragraph" style:parent-style-name="Standard" style:list-style-name="L3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Bitstream Vera Sans Mono" fo:font-size="12pt" style:text-underline-style="none" fo:font-weight="bold" officeooo:rsid="001068b9" officeooo:paragraph-rsid="001068b9" fo:background-color="transparent" style:font-size-asian="10.5pt" style:font-weight-asian="bold" style:font-size-complex="12pt" style:font-weight-complex="bold"/>
    </style:style>
    <style:style style:name="T1" style:family="text">
      <style:text-properties style:font-name="Bitstream Vera Sans Mono"/>
    </style:style>
    <style:style style:name="T2" style:family="text">
      <style:text-properties style:font-name="Bitstream Vera Sans Mono" officeooo:rsid="0006deb4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0deb0c" style:font-style-asian="italic" style:font-style-complex="italic"/>
    </style:style>
    <style:style style:name="T5" style:family="text">
      <style:text-properties officeooo:rsid="000deb0c"/>
    </style:style>
    <style:style style:name="T6" style:family="text">
      <style:text-properties officeooo:rsid="000fbdd0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background-color="#ffff00" loext:char-shading-value="0"/>
    </style:style>
    <style:style style:name="T9" style:family="text">
      <style:text-properties fo:background-color="#ffbf00" loext:char-shading-value="0"/>
    </style:style>
    <style:style style:name="T10" style:family="text">
      <style:text-properties fo:background-color="#ff0000" loext:char-shading-value="0"/>
    </style:style>
    <style:style style:name="T11" style:family="text">
      <style:text-properties fo:background-color="#00a933" loext:char-shading-value="0"/>
    </style:style>
    <style:style style:name="T12" style:family="text">
      <style:text-properties fo:background-color="#5983b0" loext:char-shading-value="0"/>
    </style:style>
    <style:style style:name="T13" style:family="text">
      <style:text-properties fo:font-size="12pt" style:font-size-asian="12pt" style:font-size-complex="12pt"/>
    </style:style>
    <style:style style:name="T14" style:family="text">
      <style:text-properties fo:font-size="12pt" officeooo:rsid="00154ba3" style:font-size-asian="12pt" style:font-size-complex="12pt"/>
    </style:style>
    <style:style style:name="T15" style:family="text">
      <style:text-properties fo:font-size="12pt" fo:background-color="transparent" loext:char-shading-value="0" style:font-size-asian="12pt" style:font-size-complex="12pt"/>
    </style:style>
    <style:style style:name="T16" style:family="text">
      <style:text-properties fo:font-size="12pt" fo:font-weight="bold" style:font-size-asian="12pt" style:font-weight-asian="bold" style:font-size-complex="12pt" style:font-weight-complex="bold"/>
    </style:style>
    <style:style style:name="T17" style:family="text">
      <style:text-properties fo:font-size="12pt" fo:font-weight="bold" officeooo:rsid="00154ba3" style:font-size-asian="12pt" style:font-weight-asian="bold" style:font-size-complex="12pt" style:font-weight-complex="bold"/>
    </style:style>
    <style:style style:name="T18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.049cm" fo:border="0.06pt solid #000000" style:mirror="none" fo:clip="rect(4.636cm, 7.676cm, 5.149cm, 8.862cm)" draw:luminance="0%" draw:contrast="0%" draw:red="0%" draw:green="0%" draw:blue="1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fo:padding="0.049cm" fo:border="0.06pt solid #000000" style:mirror="none" fo:clip="rect(2.408cm, 11.94cm, 4.353cm, 11.434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fo:padding="0.049cm" fo:border="0.06pt solid #000000" style:mirror="none" fo:clip="rect(4.066cm, 10.252cm, 3.821cm, 8.959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uias estelares</text:p>
      <text:p text:style-name="P36"><text:span text:style-name="T1">O guia estelar de </text:span><text:span text:style-name="T2">Git</text:span></text:p>
      <text:p text:style-name="P3">Introdução</text:p>
      <text:list xml:id="list2492911681" text:style-name="L1">
        <text:list-item>
          <text:p text:style-name="P59">Abertura</text:p>
        </text:list-item>
      </text:list>
      <text:p text:style-name="P5">Por que o git faz tanto sentido? O que ele é? Como que faz para instalar, configurar? O que siginifica commit? E mais.</text:p>
      <text:p text:style-name="P5"/>
      <text:list xml:id="list232610541613417" text:continue-numbering="true" text:style-name="L1">
        <text:list-item>
          <text:p text:style-name="P60">Porque este curso?</text:p>
        </text:list-item>
      </text:list>
      <text:p text:style-name="P6">- Modificar algo, sem perder o que tinha feito;</text:p>
      <text:p text:style-name="P6">- Salvar/arquivar seu código;</text:p>
      <text:p text:style-name="P6">- Corrompeu seu arquivo ou o computador queimou;</text:p>
      <text:p text:style-name="P6">- foi solicitada alteração, mas depois de uns meses, houve arrependimento e precisa voltar atrás.</text:p>
      <text:p text:style-name="P2"/>
      <text:p text:style-name="P42">Guias estelares</text:p>
      <text:p text:style-name="P37"><text:span text:style-name="T1">O guia estelar de </text:span><text:span text:style-name="T2">Git</text:span></text:p>
      <text:p text:style-name="P4">O que é o Git</text:p>
      <text:list xml:id="list954931213" text:style-name="L2">
        <text:list-item>
          <text:p text:style-name="P61">Controle de versão</text:p>
        </text:list-item>
      </text:list>
      <text:p text:style-name="P6">- Registro de alterações em um ou mais arquivos;</text:p>
      <text:p text:style-name="P6">- Lembrar versões específicas mais tarde;</text:p>
      <text:p text:style-name="P6">- Reveretr para o estado anterior determinados arquivos ou um projeto inteiro;</text:p>
      <text:p text:style-name="P6">- Compare as mudanças ao longo do tempo;</text:p>
      <text:p text:style-name="P6">Veja quem modificou pela última vez algo que pode estar causando um problema;</text:p>
      <text:p text:style-name="P6">- Quem introduziu um problema ou quando;</text:p>
      <text:p text:style-name="P6">- Se você estragar tudo ou perder arquivos, você pode facilmente recuperar;</text:p>
      <text:p text:style-name="P6">- E muito mais…</text:p>
      <text:p text:style-name="P6"/>
      <text:list xml:id="list232609371811032" text:continue-numbering="true" text:style-name="L2">
        <text:list-item>
          <text:p text:style-name="P61">Tipos de controle de versão</text:p>
        </text:list-item>
      </text:list>
      <text:p text:style-name="P20">Sistemas Locais:</text:p>
      <text:p text:style-name="P7">- Copiar os arquivos para outro diretório;</text:p>
      <text:p text:style-name="P7">- Muito comum e muito simples;</text:p>
      <text:p text:style-name="P7">- Incrivelmente propensa a erros;</text:p>
      <text:p text:style-name="P7">- Fácil de sobreescrever arquivos, caso haja feito uma cópia errada.</text:p>
      <text:p text:style-name="P7"/>
      <text:p text:style-name="P21">Para superar os possíveis erros, existe o RCS – <text:span text:style-name="T3">Revision Control Systen</text:span></text:p>
      <text:p text:style-name="P7">- Ferramenta popular (antigamente) para controle de versão;</text:p>
      <text:p text:style-name="P7">- Mantém conjuntos de alterações, ou seja, as diferenças entre os arquivos;</text:p>
      <text:p text:style-name="P7">Formato especial no disco;</text:p>
      <text:p text:style-name="P7">Re-criar como qualquer arquivo se parecia em qualquer ponto no tempo, adicionado-se todas as alterações ao arquivo.</text:p>
      <text:p text:style-name="P7"/>
      <text:p text:style-name="P7">E se você precisa colaborar com desenvolvedores em outros sistemas?</text:p>
      <text:p text:style-name="P7"/>
      <text:p text:style-name="P21">Sistemas Centralizados</text:p>
      <text:p text:style-name="P7">Exemplo: CVS, Subversion e Perforce</text:p>
      <text:p text:style-name="P7">-Um único servidor que contém todos os arquivos de controle de versão;</text:p>
      <text:p text:style-name="P7">- Vários clientes usam arquivos a partir desse lugar central.</text:p>
      <text:p text:style-name="P24"/>
      <text:p text:style-name="P24">Por muitos anos, este tem sido o padrão para controle de versão.</text:p>
      <text:p text:style-name="P7"/>
      <text:p text:style-name="P21">Vantagens sobre VCSs locais:</text:p>
      <text:p text:style-name="P7">- Controle sobre atividades dos colaboradores no projeto.</text:p>
      <text:p text:style-name="P7">- Os administradores têm controle refinado sobre quem pode fazer o que;</text:p>
      <text:p text:style-name="P7">- Mais fácil de administrar um CVCS do que lidar com banco de dados locais em cada cliente.</text:p>
      <text:p text:style-name="P7"/>
      <text:p text:style-name="P21"><text:soft-page-break/>Desvantagens</text:p>
      <text:p text:style-name="P7">- Se esse servidor des problema por uma hora, durante essa hora ninguém pode colaborar ou salvar as alterações de versão para o que quer que eles estejam trabalhando.</text:p>
      <text:p text:style-name="P7">- Se o disco rígido do banco de dados central for corrompido, você perde absolutamente tudo;</text:p>
      <text:p text:style-name="P7">- Sistemas VCS locais sofrem com esse mesmo problema.</text:p>
      <text:p text:style-name="P7"/>
      <text:p text:style-name="P25">Sempre que você tenha toda a história do projeto em um único lugar, há o risco de perder tudo.</text:p>
      <text:p text:style-name="P8"/>
      <text:p text:style-name="P22">Sistemas Distribuídos</text:p>
      <text:p text:style-name="P8">Exemplo: Git, Mercurial, Bazaar ou Darcs</text:p>
      <text:p text:style-name="P8"/>
      <text:p text:style-name="P8">- Duplicar (clonar) localmente o repositório completo;</text:p>
      <text:p text:style-name="P8">- Se qualquer servidor morrer, e esses sistemas estiverem colaborando por meio dele, qualquer um dos repositórios do cliente poderá ser copiado de volta para o servidor;</text:p>
      <text:p text:style-name="P8">- Cada clone é de fato um backup completo de todos os dados;</text:p>
      <text:p text:style-name="P8">- Clientes usam o estado mais recente dos arquivos.</text:p>
      <text:p text:style-name="P8"/>
      <text:list xml:id="list232609582659792" text:continue-numbering="true" text:style-name="L2">
        <text:list-item>
          <text:p text:style-name="P62">O que é Git</text:p>
        </text:list-item>
      </text:list>
      <text:p text:style-name="P8">- Sistema de controle de versão distribuído;</text:p>
      <text:p text:style-name="P8">- Open-source;</text:p>
      <text:p text:style-name="P8">- Pontos na história: <text:span text:style-name="T3">commit</text:span> (viagem no tempo)</text:p>
      <text:p text:style-name="P8"><text:tab/>- Histórico de alterações no código;</text:p>
      <text:p text:style-name="P8"><text:tab/>- Voltar para qualquer<text:span text:style-name="T5">ponto na história</text:span></text:p>
      <text:p text:style-name="P8">- <text:span text:style-name="T5">Controlar o fluxo de novas funcionalidades:</text:span></text:p>
      <text:p text:style-name="P8"><text:tab/>- <text:span text:style-name="T5">Ramificações: </text:span><text:span text:style-name="T4">branch</text:span><text:span text:style-name="T5"> (universos paralelos);</text:span></text:p>
      <text:p text:style-name="P8"><text:tab/>- <text:span text:style-name="T5">Vários devs no mesmo projeto;</text:span></text:p>
      <text:p text:style-name="P8"><text:tab/>- <text:span text:style-name="T5">Análise e resolução de conflitos.</text:span></text:p>
      <text:p text:style-name="P8"/>
      <text:p text:style-name="P43">Guias estelares</text:p>
      <text:p text:style-name="P38"><text:span text:style-name="T1">O guia estelar de </text:span><text:span text:style-name="T2">Git</text:span></text:p>
      <text:p text:style-name="P4">Instalando o Git</text:p>
      <text:list xml:id="list3161201256" text:style-name="L3">
        <text:list-item>
          <text:p text:style-name="P77">In<text:span text:style-name="T6">s</text:span>talando git no mac</text:p>
          <text:p text:style-name="P81">Homebrew – gerenciador de pacotes para o mac.</text:p>
        </text:list-item>
      </text:list>
      <text:p text:style-name="P47"/>
      <text:list xml:id="list232610568398037" text:continue-numbering="true" text:style-name="L3">
        <text:list-item>
          <text:p text:style-name="P78">In<text:span text:style-name="T6">s</text:span>talando git no <text:span text:style-name="T6">windows</text:span></text:p>
          <text:p text:style-name="P82">Entrar no site do Git e clicar no link para download e depois instalar.</text:p>
          <text:p text:style-name="P82"/>
        </text:list-item>
        <text:list-item>
          <text:p text:style-name="P78">In<text:span text:style-name="T6">s</text:span>talando git no <text:span text:style-name="T6">linux</text:span></text:p>
          <text:p text:style-name="P82">Abra o terminal e digite o seguinte comando:</text:p>
          <text:p text:style-name="P82"/>
          <text:p text:style-name="P85">$ sudo apt-get install git</text:p>
        </text:list-item>
      </text:list>
      <text:p text:style-name="P48"/>
      <text:p text:style-name="P48">Em seguida digite o seguinte comando para verificar se realmente foi instalado:</text:p>
      <text:p text:style-name="P48"/>
      <text:p text:style-name="P54">$ git--version</text:p>
      <text:p text:style-name="P48"/>
      <text:list xml:id="list232609431676378" text:continue-numbering="true" text:style-name="L3">
        <text:list-item>
          <text:p text:style-name="P79">Configuração inicial</text:p>
          <text:p text:style-name="P83">Para adicionar seu nome e e-mail digite os seguintes comandos:</text:p>
          <text:p text:style-name="P83"/>
          <text:p text:style-name="P86">$ git confi --global user.name “tthiagocarlosdev”</text:p>
        </text:list-item>
      </text:list>
      <text:p text:style-name="P53">$ git confi --global user.email “tthiagocarlos.dev@gmail.com</text:p>
      <text:p text:style-name="P49"/>
      <text:p text:style-name="P49">Para mudar de editor:</text:p>
      <text:p text:style-name="P49"/>
      <text:p text:style-name="P53">$ git config--global core editor “code -w”</text:p>
      <text:p text:style-name="P49"/>
      <text:p text:style-name="P49">Para ver as configurações:</text:p>
      <text:p text:style-name="P49"/>
      <text:p text:style-name="P53">$ git config --list</text:p>
      <text:p text:style-name="P49"/>
      <text:p text:style-name="P50">Para deixar o git colorido:</text:p>
      <text:p text:style-name="P50"/>
      <text:p text:style-name="P52">$ git config --global color.ui true</text:p>
      <text:p text:style-name="P49"/>
      <text:p text:style-name="P50"><text:span text:style-name="T18">Git config</text:span> – permite ver e atribuir variáveis de configuração como nome e e-mail. Estas variáveis podem ser armazenadas em três lugares diferentes:</text:p>
      <text:p text:style-name="P50"/>
      <text:p text:style-name="P52">$ cat /<text:span text:style-name="T7">etc</text:span><text:span text:style-name="T3">/</text:span><text:span text:style-name="T7">gitconfig</text:span></text:p>
      <text:p text:style-name="P55">$ cat ~/.gitconfig</text:p>
      <text:p text:style-name="P55">$ cat ~/.config/git/config:</text:p>
      <text:p text:style-name="P49"/>
      <text:p text:style-name="P51">OBS.: $ cat – para listar os arquivos dentro do diretório.</text:p>
      <text:p text:style-name="P51"/>
      <text:p text:style-name="P51"/>
      <text:list xml:id="list232609295370524" text:continue-numbering="true" text:style-name="L3">
        <text:list-item>
          <text:p text:style-name="P80">Git help</text:p>
          <text:p text:style-name="P84">$ git help – mostrará ima lista de comando do git e seus manuais.</text:p>
        </text:list-item>
      </text:list>
      <text:p text:style-name="P44">Guias estelares</text:p>
      <text:p text:style-name="P39"><text:span text:style-name="T1">O guia estelar de </text:span><text:span text:style-name="T2">Git</text:span></text:p>
      <text:p text:style-name="P56">Començando</text:p>
      <text:list xml:id="list2616626976" text:style-name="L4">
        <text:list-item>
          <text:p text:style-name="P63">Iniciando um repositórios</text:p>
        </text:list-item>
      </text:list>
      <text:p text:style-name="P9"><text:span text:style-name="T18">$ git init</text:span> – para inciar um repositório no Git</text:p>
      <text:p text:style-name="P9"/>
      <text:list xml:id="list232610370200196" text:continue-numbering="true" text:style-name="L4">
        <text:list-item>
          <text:p text:style-name="P63">O Git guarda o histórico do projeto</text:p>
        </text:list-item>
      </text:list>
      <text:p text:style-name="P9"/>
      <text:list xml:id="list232609256302797" text:continue-numbering="true" text:style-name="L4">
        <text:list-item>
          <text:p text:style-name="P64">Git log</text:p>
        </text:list-item>
      </text:list>
      <text:p text:style-name="P10"><text:span text:style-name="T18">$ git log</text:span> – para saber toda a história daquele repositório.</text:p>
      <text:p text:style-name="P10"/>
      <text:p text:style-name="P31">commit <text:span text:style-name="T8">ab65a0b71835507fb4407cafca5f54ac53ac6dc6</text:span> (<text:span text:style-name="T9">HEAD -&gt; main, origin/main</text:span>)</text:p>
      <text:p text:style-name="P31">Author: <text:span text:style-name="T10">tthiagocarlosdev &lt;tthiagocarlos.dev@gmail.com&gt;</text:span></text:p>
      <text:p text:style-name="P31">Date: <text:s text:c="2"/><text:span text:style-name="T12">Thu Apr 1 21:27:17 2021 -0300</text:span></text:p>
      <text:p text:style-name="P31"/>
      <text:p text:style-name="P31"><text:s text:c="4"/><text:span text:style-name="T11">instalando o git</text:span></text:p>
      <text:p text:style-name="P31"/>
      <text:p text:style-name="P31"><text:span text:style-name="T8">ab65a0b71835507fb4407cafca5f54ac53ac6dc6</text:span><text:span text:style-name="T13"> – nome do commit;</text:span></text:p>
      <text:p text:style-name="P31"><text:span text:style-name="T9">HEAD -&gt; main, origin/main</text:span><text:span text:style-name="T13"> – onde que se encontra;</text:span></text:p>
      <text:p text:style-name="P31"><text:span text:style-name="T10">tthiagocarlosdev &lt;</text:span><text:a xlink:type="simple" xlink:href="mailto:tthiagocarlos.dev@gmail.com" text:style-name="Internet_20_link" text:visited-style-name="Visited_20_Internet_20_Link"><text:span text:style-name="T10">tthiagocarlos.dev@gmail.com</text:span></text:a><text:span text:style-name="T10">&gt;</text:span><text:span text:style-name="T13"> - nome e e-mail do autor;</text:span></text:p>
      <text:p text:style-name="P35">Thu Apr 1 21:27:17 2021 -0300<text:span text:style-name="T15"> – a data em que foi realizado;</text:span></text:p>
      <text:p text:style-name="P31"><text:span text:style-name="T11">instalando o git</text:span><text:span text:style-name="T13"> – o comentário do commit.</text:span></text:p>
      <text:p text:style-name="P16"/>
      <text:p text:style-name="P32"><text:span text:style-name="T16">$ git log --oneline</text:span><text:span text:style-name="T13"> – apresenta os mesmo dados de cima de forma resumida.</text:span></text:p>
      <text:p text:style-name="P17"/>
      <text:p text:style-name="P32"><text:span text:style-name="T16">$ git log -n 5</text:span><text:span text:style-name="T13"> – para apresentar o log dos últimos 5 commit’s.qualquer número que for colocado será apresentado a quantidade de commit’s.</text:span></text:p>
      <text:p text:style-name="P17"/>
      <text:p text:style-name="P32"><text:span text:style-name="T16">$ git log --since=2020-10-01</text:span><text:span text:style-name="T13"> – para apresentar todos os commit’s da quele repositório a partir da data colocada.</text:span></text:p>
      <text:p text:style-name="P17"/>
      <text:p text:style-name="P32"><text:span text:style-name="T16">$ git log --until=2020-10-01</text:span><text:span text:style-name="T13"> – para apresentar todos os commit’s da quele repositório anteriores a data colocada.</text:span></text:p>
      <text:p text:style-name="P17"/>
      <text:p text:style-name="P33"><text:span text:style-name="T16">$ git log --</text:span><text:span text:style-name="T17">author</text:span><text:span text:style-name="T16">=</text:span><text:span text:style-name="T17">nome do autor</text:span><text:span text:style-name="T14"> - para filtrar pelo autor.</text:span></text:p>
      <text:p text:style-name="P18"/>
      <text:p text:style-name="P34"><text:span text:style-name="T16">$ git log --grep=”comentário do commit”</text:span><text:span text:style-name="T13"> - para filtrar por comentários do commit.</text:span></text:p>
      <text:p text:style-name="P18"/>
      <text:list xml:id="list232609816406013" text:continue-numbering="true" text:style-name="L4">
        <text:list-item>
          <text:p text:style-name="P65">O primeiro commit</text:p>
        </text:list-item>
      </text:list>
      <text:p text:style-name="P11"><text:span text:style-name="T18">$ touch file.txt</text:span> – para criar um arquivo de texto de nome file, dentro do diretório local.</text:p>
      <text:p text:style-name="P11"><text:span text:style-name="T18">$ nano file.txt</text:span> – para abri o arquivo file.txt no editor de texto do terminal.</text:p>
      <text:p text:style-name="P11"><text:span text:style-name="T18">$ cat file.txt</text:span> – para visualizar o conteúdo do arquivo file.txt na tela do terminal.</text:p>
      <text:p text:style-name="P12"><text:span text:style-name="T18">$ git add .</text:span> – para adicionar todos os arquivos do repositório local.</text:p>
      <text:p text:style-name="P12"><text:span text:style-name="T18">$ git commit -m “mensagem”</text:span> – para marcar um ponto na história e adicionar um comentário.</text:p>
      <text:p text:style-name="P13"><text:soft-page-break/>Com o <text:span text:style-name="T18">git add</text:span> no adicionamos mudanças e com o <text:span text:style-name="T18">git commit</text:span> marcamos o ponto dessas mudanças.</text:p>
      <text:p text:style-name="P12"/>
      <text:p text:style-name="P45">Guias estelares</text:p>
      <text:p text:style-name="P40"><text:span text:style-name="T1">O guia estelar de </text:span><text:span text:style-name="T2">Git</text:span></text:p>
      <text:p text:style-name="P57">Conceitos</text:p>
      <text:list xml:id="list2179925885" text:style-name="L5">
        <text:list-item>
          <text:p text:style-name="P71">Estágios do arquivo</text:p>
        </text:list-item>
      </text:list>
      <text:p text:style-name="P26"><draw:frame draw:style-name="fr1" draw:name="Figura1" text:anchor-type="paragraph" svg:x="3.884cm" svg:y="0.48cm" svg:width="11.042cm" svg:height="5.964cm" draw:z-index="0"><draw:image xlink:href="Pictures/100002010000055600000300803147806E49909E.png" xlink:type="simple" xlink:show="embed" xlink:actuate="onLoad" loext:mime-type="image/png"/></draw:frame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list xml:id="list232611344785867" text:continue-numbering="true" text:style-name="L5">
        <text:list-item>
          <text:p text:style-name="P72">Git Workflow</text:p>
        </text:list-item>
      </text:list>
      <text:p text:style-name="P27"><draw:frame draw:style-name="fr2" draw:name="Figura2" text:anchor-type="paragraph" svg:x="4.849cm" svg:y="0.356cm" svg:width="7.86cm" svg:height="8.345cm" draw:z-index="1"><draw:image xlink:href="Pictures/1000020100000556000003000C429C2B729273FE.png" xlink:type="simple" xlink:show="embed" xlink:actuate="onLoad" loext:mime-type="image/png"/></draw:frame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list xml:id="list232610174834874" text:continue-numbering="true" text:style-name="L5">
        <text:list-item>
          <text:p text:style-name="P73"><text:soft-page-break/>Hash SHA-1</text:p>
        </text:list-item>
      </text:list>
      <text:p text:style-name="P28"><draw:frame draw:style-name="fr3" draw:name="Figura3" text:anchor-type="paragraph" svg:x="3.976cm" svg:y="0.263cm" svg:width="9.119cm" svg:height="6.696cm" draw:z-index="2"><draw:image xlink:href="Pictures/10000201000005560000030002163289F3C5B90A.png" xlink:type="simple" xlink:show="embed" xlink:actuate="onLoad" loext:mime-type="image/png"/></draw:frame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list xml:id="list232610972591955" text:continue-numbering="true" text:style-name="L5">
        <text:list-item>
          <text:p text:style-name="P74">HEAD</text:p>
        </text:list-item>
      </text:list>
      <text:p text:style-name="P19"><text:span text:style-name="T18">Master</text:span> – linha principal;</text:p>
      <text:p text:style-name="P19"><text:span text:style-name="T18">HEAD</text:span> – aponta para o commit atual.</text:p>
      <text:p text:style-name="P29"/>
      <text:list xml:id="list232609363734689" text:continue-numbering="true" text:style-name="L5">
        <text:list-item>
          <text:p text:style-name="P75">Revisão Prática</text:p>
        </text:list-item>
      </text:list>
      <text:p text:style-name="P30"/>
      <text:p text:style-name="P46">Guias estelares</text:p>
      <text:p text:style-name="P41"><text:span text:style-name="T1">O guia estelar de </text:span><text:span text:style-name="T2">Git</text:span></text:p>
      <text:p text:style-name="P58">Alterando arquivos</text:p>
      <text:list xml:id="list83395464" text:style-name="L6">
        <text:list-item>
          <text:p text:style-name="P66">Adicionando arquivos com git add</text:p>
        </text:list-item>
      </text:list>
      <text:p text:style-name="P14"><text:span text:style-name="T18">$ git add “nome do arquivo”</text:span> – para adicionar o arquivo citado.</text:p>
      <text:p text:style-name="P14"><text:span text:style-name="T18">$ git add .</text:span> – para adicionar todos os arquivos.</text:p>
      <text:p text:style-name="P14"><text:span text:style-name="T18">$ git add *</text:span> – para adicionar todos os arquivos.</text:p>
      <text:p text:style-name="P14"><text:span text:style-name="T18">$ git add *.md</text:span> – para adicionar todos os arquivos de extenção “.md”. Por ser qualquer extenção, .txt; .html; .css; etc.</text:p>
      <text:p text:style-name="P14"/>
      <text:list xml:id="list232609714154327" text:continue-numbering="true" text:style-name="L6">
        <text:list-item>
          <text:p text:style-name="P67">Editando arquivos</text:p>
        </text:list-item>
      </text:list>
      <text:p text:style-name="P15">Após modificar ou fazer alterações em documentos/arquivos que foram adicionados na “Stage Area” basta usar o mesmo comando que é usado para adicioná-lo pela primeira vez.</text:p>
      <text:p text:style-name="P23">$ git add + “nome do arquivo”</text:p>
      <text:p text:style-name="P23"/>
      <text:list xml:id="list232611323806338" text:continue-numbering="true" text:style-name="L6">
        <text:list-item>
          <text:p text:style-name="P68">Modificações com git diff</text:p>
        </text:list-item>
      </text:list>
      <text:p text:style-name="P76"><text:span text:style-name="T18">$ git diff</text:span> – mostra as alterações que foram realizadas nos arquivos que já foram commitados.</text:p>
      <text:p text:style-name="P76"/>
      <text:list xml:id="list232611042032893" text:continue-numbering="true" text:style-name="L6">
        <text:list-item>
          <text:p text:style-name="P69">Git diff staged</text:p>
        </text:list-item>
      </text:list>
      <text:p text:style-name="P70"/>
      <text:list xml:id="list232610701781389" text:continue-numbering="true" text:style-name="L6">
        <text:list-item>
          <text:p text:style-name="P69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Bitstream Vera Sans Mono" svg:font-family="'Bitstream Vera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>
      <style:text-properties fo:background-color="#ff800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31T21:12:17.721084722</meta:creation-date>
    <dc:date>2021-04-06T23:26:08.942275824</dc:date>
    <meta:editing-duration>PT2H8M22S</meta:editing-duration>
    <meta:editing-cycles>10</meta:editing-cycles>
    <meta:generator>LibreOffice/6.1.5.2$Linux_X86_64 LibreOffice_project/10$Build-2</meta:generator>
    <meta:document-statistic meta:table-count="0" meta:image-count="3" meta:object-count="0" meta:page-count="9" meta:paragraph-count="148" meta:word-count="1176" meta:character-count="6983" meta:non-whitespace-character-count="5951"/>
  </office:meta>
</office:document-meta>
</file>